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1.616cm"/>
    </style:style>
    <style:style style:name="co6" style:family="table-column">
      <style:table-column-properties fo:break-before="auto" style:column-width="3.032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2.106cm"/>
    </style:style>
    <style:style style:name="co10" style:family="table-column">
      <style:table-column-properties fo:break-before="auto" style:column-width="2.977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5.48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8.91cm"/>
    </style:style>
    <style:style style:name="co18" style:family="table-column">
      <style:table-column-properties fo:break-before="auto" style:column-width="22.864cm"/>
    </style:style>
    <style:style style:name="co19" style:family="table-column">
      <style:table-column-properties fo:break-before="auto" style:column-width="29.455cm"/>
    </style:style>
    <style:style style:name="co20" style:family="table-column">
      <style:table-column-properties fo:break-before="auto" style:column-width="20.412cm"/>
    </style:style>
    <style:style style:name="co21" style:family="table-column">
      <style:table-column-properties fo:break-before="auto" style:column-width="28.639cm"/>
    </style:style>
    <style:style style:name="co22" style:family="table-column">
      <style:table-column-properties fo:break-before="auto" style:column-width="11.721cm"/>
    </style:style>
    <style:style style:name="co23" style:family="table-column">
      <style:table-column-properties fo:break-before="auto" style:column-width="10.959cm"/>
    </style:style>
    <style:style style:name="co24" style:family="table-column">
      <style:table-column-properties fo:break-before="auto" style:column-width="7.717cm"/>
    </style:style>
    <style:style style:name="co25" style:family="table-column">
      <style:table-column-properties fo:break-before="auto" style:column-width="10.033cm"/>
    </style:style>
    <style:style style:name="co26" style:family="table-column">
      <style:table-column-properties fo:break-before="auto" style:column-width="9.052cm"/>
    </style:style>
    <style:style style:name="co27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number-columns-repeated="998" table:default-cell-style-name="ce3"/>
        <table:table-row table:style-name="ro1">
          <table:table-cell table:style-name="ce1" office:value-type="string">
            <text:p>Ref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string">
            <text:p>DIL08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8230</text:p>
          </table:table-cell>
          <table:table-cell office:value-type="string">
            <text:p>SEARCH=GS%208"</text:p>
          </table:table-cell>
          <table:table-cell office:value-type="string">
            <text:p>http://www.musikding.de/8-pin-socket</text:p>
          </table:table-cell>
          <table:table-cell table:number-columns-repeated="1000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string">
            <text:p>SOT223-5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6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string">
            <text:p>SO14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5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string">
            <text:p>TO263-5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5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string">
            <text:p>TO263-5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3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string">
            <text:p>1X04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string">
            <text:p>1X06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string">
            <text:p>1X08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string">
            <text:p>1X10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string">
            <text:p>2X06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string">
            <text:p>1X01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2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string">
            <text:p>DO35-7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5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string">
            <text:p>DO35-7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730</text:p>
          </table:table-cell>
          <table:table-cell office:value-type="string">
            <text:p>SEARCH=1N%204148"</text:p>
          </table:table-cell>
          <table:table-cell office:value-type="string">
            <text:p>http://www.musikding.de/1N4148_1</text:p>
          </table:table-cell>
          <table:table-cell table:number-columns-repeated="1000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3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09</text:p>
          </table:table-cell>
          <table:table-cell office:value-type="string">
            <text:p>SEARCH=1/4W%2033"</text:p>
          </table:table-cell>
          <table:table-cell table:number-columns-repeated="1001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31</text:p>
          </table:table-cell>
          <table:table-cell office:value-type="string">
            <text:p>SEARCH=1/4W%2047"</text:p>
          </table:table-cell>
          <table:table-cell table:number-columns-repeated="1001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45</text:p>
          </table:table-cell>
          <table:table-cell office:value-type="string">
            <text:p>SEARCH=1/4W%2056"</text:p>
          </table:table-cell>
          <table:table-cell table:number-columns-repeated="1001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55</text:p>
          </table:table-cell>
          <table:table-cell office:value-type="string">
            <text:p>SEARCH=1/4W%2062"</text:p>
          </table:table-cell>
          <table:table-cell table:number-columns-repeated="1001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"https://www.reichelt.com/1-4W-4-7/3/index.html?ACTION=3</text:p>
          </table:table-cell>
          <table:table-cell office:value-type="string">
            <text:p>ARTICLE=11940</text:p>
          </table:table-cell>
          <table:table-cell office:value-type="string">
            <text:p>SEARCH=METALL%2068,1"</text:p>
          </table:table-cell>
          <table:table-cell table:number-columns-repeated="1001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36</text:p>
          </table:table-cell>
          <table:table-cell office:value-type="string">
            <text:p>SEARCH=1/4W%20100"</text:p>
          </table:table-cell>
          <table:table-cell table:number-columns-repeated="1001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46</text:p>
          </table:table-cell>
          <table:table-cell office:value-type="string">
            <text:p>SEARCH=1/4W%20120"</text:p>
          </table:table-cell>
          <table:table-cell table:number-columns-repeated="1001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54</text:p>
          </table:table-cell>
          <table:table-cell office:value-type="string">
            <text:p>SEARCH=1/4W%20150"</text:p>
          </table:table-cell>
          <table:table-cell table:number-columns-repeated="1001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62</text:p>
          </table:table-cell>
          <table:table-cell office:value-type="string">
            <text:p>SEARCH=1/4W%20180"</text:p>
          </table:table-cell>
          <table:table-cell table:number-columns-repeated="1001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40773</text:p>
          </table:table-cell>
          <table:table-cell office:value-type="string">
            <text:p>SEARCH=1/4W%20200"</text:p>
          </table:table-cell>
          <table:table-cell table:number-columns-repeated="1001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382</text:p>
          </table:table-cell>
          <table:table-cell office:value-type="string">
            <text:p>SEARCH=1/4W%20220"</text:p>
          </table:table-cell>
          <table:table-cell table:number-columns-repeated="1001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10</text:p>
          </table:table-cell>
          <table:table-cell office:value-type="string">
            <text:p>SEARCH=1/4W%20330"</text:p>
          </table:table-cell>
          <table:table-cell table:number-columns-repeated="1001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office:value-type="string">
            <text:p>ARTICLE=1418</text:p>
          </table:table-cell>
          <table:table-cell office:value-type="string">
            <text:p>SEARCH=1/4W%20390"</text:p>
          </table:table-cell>
          <table:table-cell table:number-columns-repeated="1001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2</text:p>
          </table:table-cell>
          <table:table-cell office:value-type="string">
            <text:p>SEARCH=1/4W%20470"</text:p>
          </table:table-cell>
          <table:table-cell table:number-columns-repeated="1001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2</text:p>
          </table:table-cell>
          <table:table-cell office:value-type="string">
            <text:p>SEARCH=1/4W%20510"</text:p>
          </table:table-cell>
          <table:table-cell table:number-columns-repeated="1001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6</text:p>
          </table:table-cell>
          <table:table-cell office:value-type="string">
            <text:p>SEARCH=1/4W%20560"</text:p>
          </table:table-cell>
          <table:table-cell table:number-columns-repeated="1001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0</text:p>
          </table:table-cell>
          <table:table-cell office:value-type="string">
            <text:p>SEARCH=1/4W%20680"</text:p>
          </table:table-cell>
          <table:table-cell table:number-columns-repeated="1001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7</text:p>
          </table:table-cell>
          <table:table-cell office:value-type="string">
            <text:p>SEARCH=1/4W%20750"</text:p>
          </table:table-cell>
          <table:table-cell table:number-columns-repeated="1001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74</text:p>
          </table:table-cell>
          <table:table-cell office:value-type="string">
            <text:p>SEARCH=1/4W%20820"</text:p>
          </table:table-cell>
          <table:table-cell table:number-columns-repeated="1001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81</text:p>
          </table:table-cell>
          <table:table-cell office:value-type="string">
            <text:p>SEARCH=1/4W%20910"</text:p>
          </table:table-cell>
          <table:table-cell table:number-columns-repeated="1001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5">
            <text:p>25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15</text:p>
          </table:table-cell>
          <table:table-cell office:value-type="string">
            <text:p>SEARCH=1/4W%201,0K"</text:p>
          </table:table-cell>
          <table:table-cell table:number-columns-repeated="1001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403</text:p>
          </table:table-cell>
          <table:table-cell office:value-type="string">
            <text:p>SEARCH=METALL%201,00K"</text:p>
          </table:table-cell>
          <table:table-cell table:number-columns-repeated="1001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21</text:p>
          </table:table-cell>
          <table:table-cell office:value-type="string">
            <text:p>SEARCH=1/4W%201,2K"</text:p>
          </table:table-cell>
          <table:table-cell table:number-columns-repeated="1001"/>
        </table:table-row>
        <table:table-row table:style-name="ro1">
          <table:table-cell office:value-type="string">
            <text:p>R347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27</text:p>
          </table:table-cell>
          <table:table-cell office:value-type="string">
            <text:p>SEARCH=1/4W%201,5K"</text:p>
          </table:table-cell>
          <table:table-cell table:number-columns-repeated="1001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33</text:p>
          </table:table-cell>
          <table:table-cell office:value-type="string">
            <text:p>SEARCH=1/4W%201,8K"</text:p>
          </table:table-cell>
          <table:table-cell table:number-columns-repeated="1001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66</text:p>
          </table:table-cell>
          <table:table-cell office:value-type="string">
            <text:p>SEARCH=1/4W%202,0K"</text:p>
          </table:table-cell>
          <table:table-cell table:number-columns-repeated="1001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69</text:p>
          </table:table-cell>
          <table:table-cell office:value-type="string">
            <text:p>SEARCH=1/4W%202,2K"</text:p>
          </table:table-cell>
          <table:table-cell table:number-columns-repeated="1001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75</text:p>
          </table:table-cell>
          <table:table-cell office:value-type="string">
            <text:p>SEARCH=1/4W%202,7K"</text:p>
          </table:table-cell>
          <table:table-cell table:number-columns-repeated="1001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4</text:p>
          </table:table-cell>
          <table:table-cell office:value-type="string">
            <text:p>SEARCH=1/4W%203,0K"</text:p>
          </table:table-cell>
          <table:table-cell table:number-columns-repeated="1001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688</text:p>
          </table:table-cell>
          <table:table-cell office:value-type="string">
            <text:p>SEARCH=METALL%203,01K"</text:p>
          </table:table-cell>
          <table:table-cell table:number-columns-repeated="1001"/>
        </table:table-row>
        <table:table-row table:style-name="ro1">
          <table:table-cell office:value-type="string">
            <text:p>R218, R236, R242, R277, R318, R329, R330, R369, R37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7</text:p>
          </table:table-cell>
          <table:table-cell office:value-type="string">
            <text:p>SEARCH=1/4W%203,3K"</text:p>
          </table:table-cell>
          <table:table-cell table:number-columns-repeated="1001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03</text:p>
          </table:table-cell>
          <table:table-cell office:value-type="string">
            <text:p>SEARCH=1/4W%203,9K"</text:p>
          </table:table-cell>
          <table:table-cell table:number-columns-repeated="1001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2</text:p>
          </table:table-cell>
          <table:table-cell office:value-type="string">
            <text:p>SEARCH=1/4W%204,3K"</text:p>
          </table:table-cell>
          <table:table-cell table:number-columns-repeated="1001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5</text:p>
          </table:table-cell>
          <table:table-cell office:value-type="string">
            <text:p>SEARCH=1/4W%204,7K"</text:p>
          </table:table-cell>
          <table:table-cell table:number-columns-repeated="1001"/>
        </table:table-row>
        <table:table-row table:style-name="ro1">
          <table:table-cell office:value-type="string">
            <text:p>R1, R356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6</text:p>
          </table:table-cell>
          <table:table-cell office:value-type="string">
            <text:p>SEARCH=1/4W%205,1K"</text:p>
          </table:table-cell>
          <table:table-cell table:number-columns-repeated="1001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9</text:p>
          </table:table-cell>
          <table:table-cell office:value-type="string">
            <text:p>SEARCH=1/4W%205,6K"</text:p>
          </table:table-cell>
          <table:table-cell table:number-columns-repeated="1001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50</text:p>
          </table:table-cell>
          <table:table-cell office:value-type="string">
            <text:p>SEARCH=1/4W%206,2K"</text:p>
          </table:table-cell>
          <table:table-cell table:number-columns-repeated="1001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53</text:p>
          </table:table-cell>
          <table:table-cell office:value-type="string">
            <text:p>SEARCH=1/4W%206,8K"</text:p>
          </table:table-cell>
          <table:table-cell table:number-columns-repeated="1001"/>
        </table:table-row>
        <table:table-row table:style-name="ro1">
          <table:table-cell office:value-type="string">
            <text:p>R182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4</text:p>
          </table:table-cell>
          <table:table-cell office:value-type="string">
            <text:p>SEARCH=1/4W%207,5K"</text:p>
          </table:table-cell>
          <table:table-cell table:number-columns-repeated="1001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71</text:p>
          </table:table-cell>
          <table:table-cell office:value-type="string">
            <text:p>SEARCH=1/4W%208,2K"</text:p>
          </table:table-cell>
          <table:table-cell table:number-columns-repeated="1001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449</text:p>
          </table:table-cell>
          <table:table-cell office:value-type="string">
            <text:p>SEARCH=METALL%2010,0K"</text:p>
          </table:table-cell>
          <table:table-cell table:number-columns-repeated="1001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1">
            <text:p>31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38</text:p>
          </table:table-cell>
          <table:table-cell office:value-type="string">
            <text:p>SEARCH=1/4W%2010K"</text:p>
          </table:table-cell>
          <table:table-cell table:number-columns-repeated="1001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449</text:p>
          </table:table-cell>
          <table:table-cell office:value-type="string">
            <text:p>SEARCH=METALL%2010,0K"</text:p>
          </table:table-cell>
          <table:table-cell table:number-columns-repeated="1001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456</text:p>
          </table:table-cell>
          <table:table-cell office:value-type="string">
            <text:p>SEARCH=METALL%2010,7K"</text:p>
          </table:table-cell>
          <table:table-cell table:number-columns-repeated="1001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472</text:p>
          </table:table-cell>
          <table:table-cell office:value-type="string">
            <text:p>SEARCH=METALL%2011,8K"</text:p>
          </table:table-cell>
          <table:table-cell table:number-columns-repeated="1001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48</text:p>
          </table:table-cell>
          <table:table-cell office:value-type="string">
            <text:p>SEARCH=1/4W%2012K"</text:p>
          </table:table-cell>
          <table:table-cell table:number-columns-repeated="1001"/>
        </table:table-row>
        <table:table-row table:style-name="ro1">
          <table:table-cell office:value-type="string">
            <text:p>R71, R138, R200, R212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56</text:p>
          </table:table-cell>
          <table:table-cell office:value-type="string">
            <text:p>SEARCH=1/4W%2015K"</text:p>
          </table:table-cell>
          <table:table-cell table:number-columns-repeated="1001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522</text:p>
          </table:table-cell>
          <table:table-cell office:value-type="string">
            <text:p>SEARCH=METALL%2015,0K"</text:p>
          </table:table-cell>
          <table:table-cell table:number-columns-repeated="1001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522</text:p>
          </table:table-cell>
          <table:table-cell office:value-type="string">
            <text:p>SEARCH=METALL%2015,0K"</text:p>
          </table:table-cell>
          <table:table-cell table:number-columns-repeated="1001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540</text:p>
          </table:table-cell>
          <table:table-cell office:value-type="string">
            <text:p>SEARCH=METALL%2016,9K"</text:p>
          </table:table-cell>
          <table:table-cell table:number-columns-repeated="1001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64</text:p>
          </table:table-cell>
          <table:table-cell office:value-type="string">
            <text:p>SEARCH=1/4W%2018K"</text:p>
          </table:table-cell>
          <table:table-cell table:number-columns-repeated="1001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2</text:p>
          </table:table-cell>
          <table:table-cell office:value-type="string">
            <text:p>SEARCH=1/4W%2027K"</text:p>
          </table:table-cell>
          <table:table-cell table:number-columns-repeated="1001"/>
        </table:table-row>
        <table:table-row table:style-name="ro1">
          <table:table-cell office:value-type="string">
            <text:p>R9, R10, R178, R221, R245, R276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12</text:p>
          </table:table-cell>
          <table:table-cell office:value-type="string">
            <text:p>SEARCH=1/4W%2033K"</text:p>
          </table:table-cell>
          <table:table-cell table:number-columns-repeated="1001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732</text:p>
          </table:table-cell>
          <table:table-cell office:value-type="string">
            <text:p>SEARCH=METALL%2033,2K"</text:p>
          </table:table-cell>
          <table:table-cell table:number-columns-repeated="1001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0</text:p>
          </table:table-cell>
          <table:table-cell office:value-type="string">
            <text:p>SEARCH=1/4W%2039K"</text:p>
          </table:table-cell>
          <table:table-cell table:number-columns-repeated="1001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0</text:p>
          </table:table-cell>
          <table:table-cell office:value-type="string">
            <text:p>SEARCH=1/4W%2043K"</text:p>
          </table:table-cell>
          <table:table-cell table:number-columns-repeated="1001"/>
        </table:table-row>
        <table:table-row table:style-name="ro1">
          <table:table-cell office:value-type="string">
            <text:p>R55, R187, R303, R308, R365, R366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4</text:p>
          </table:table-cell>
          <table:table-cell office:value-type="string">
            <text:p>SEARCH=1/4W%2047K"</text:p>
          </table:table-cell>
          <table:table-cell table:number-columns-repeated="1001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4</text:p>
          </table:table-cell>
          <table:table-cell office:value-type="string">
            <text:p>SEARCH=1/4W%2051K"</text:p>
          </table:table-cell>
          <table:table-cell table:number-columns-repeated="1001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861</text:p>
          </table:table-cell>
          <table:table-cell office:value-type="string">
            <text:p>SEARCH=METALL%2051,1K"</text:p>
          </table:table-cell>
          <table:table-cell table:number-columns-repeated="1001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2</text:p>
          </table:table-cell>
          <table:table-cell office:value-type="string">
            <text:p>SEARCH=1/4W%2068K"</text:p>
          </table:table-cell>
          <table:table-cell table:number-columns-repeated="1001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69</text:p>
          </table:table-cell>
          <table:table-cell office:value-type="string">
            <text:p>SEARCH=1/4W%2075K"</text:p>
          </table:table-cell>
          <table:table-cell table:number-columns-repeated="1001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83</text:p>
          </table:table-cell>
          <table:table-cell office:value-type="string">
            <text:p>SEARCH=1/4W%2091K"</text:p>
          </table:table-cell>
          <table:table-cell table:number-columns-repeated="1001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1458</text:p>
          </table:table-cell>
          <table:table-cell office:value-type="string">
            <text:p>SEARCH=METALL%20100K"</text:p>
          </table:table-cell>
          <table:table-cell table:number-columns-repeated="1001"/>
        </table:table-row>
        <table:table-row table:style-name="ro1">
          <table:table-cell office:value-type="string">
            <text:p>R27, R43, R92, R108, R159, R175, R293, R307, R316, R327, R344, R355, R363, R371, R38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5">
            <text:p>15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37</text:p>
          </table:table-cell>
          <table:table-cell office:value-type="string">
            <text:p>SEARCH=1/4W%20100K"</text:p>
          </table:table-cell>
          <table:table-cell table:number-columns-repeated="1001"/>
        </table:table-row>
        <table:table-row table:style-name="ro1">
          <table:table-cell office:value-type="string">
            <text:p>R40, R105, R172, R226, R250, R278, R290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55</text:p>
          </table:table-cell>
          <table:table-cell office:value-type="string">
            <text:p>SEARCH=1/4W%20150K"</text:p>
          </table:table-cell>
          <table:table-cell table:number-columns-repeated="1001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59</text:p>
          </table:table-cell>
          <table:table-cell office:value-type="string">
            <text:p>SEARCH=1/4W%20160K"</text:p>
          </table:table-cell>
          <table:table-cell table:number-columns-repeated="1001"/>
        </table:table-row>
        <table:table-row table:style-name="ro1">
          <table:table-cell office:value-type="string">
            <text:p>R289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79</text:p>
          </table:table-cell>
          <table:table-cell office:value-type="string">
            <text:p>SEARCH=1/4W%20200K"</text:p>
          </table:table-cell>
          <table:table-cell table:number-columns-repeated="1001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83</text:p>
          </table:table-cell>
          <table:table-cell office:value-type="string">
            <text:p>SEARCH=1/4W%20220K"</text:p>
          </table:table-cell>
          <table:table-cell table:number-columns-repeated="1001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91</text:p>
          </table:table-cell>
          <table:table-cell office:value-type="string">
            <text:p>SEARCH=1/4W%20270K"</text:p>
          </table:table-cell>
          <table:table-cell table:number-columns-repeated="1001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1736</text:p>
          </table:table-cell>
          <table:table-cell office:value-type="string">
            <text:p>SEARCH=METALL%20332K"</text:p>
          </table:table-cell>
          <table:table-cell table:number-columns-repeated="1001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19</text:p>
          </table:table-cell>
          <table:table-cell office:value-type="string">
            <text:p>SEARCH=1/4W%20390K"</text:p>
          </table:table-cell>
          <table:table-cell table:number-columns-repeated="1001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33</text:p>
          </table:table-cell>
          <table:table-cell office:value-type="string">
            <text:p>SEARCH=1/4W%20470K"</text:p>
          </table:table-cell>
          <table:table-cell table:number-columns-repeated="1001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47</text:p>
          </table:table-cell>
          <table:table-cell office:value-type="string">
            <text:p>SEARCH=1/4W%20560K"</text:p>
          </table:table-cell>
          <table:table-cell table:number-columns-repeated="1001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82</text:p>
          </table:table-cell>
          <table:table-cell office:value-type="string">
            <text:p>SEARCH=1/4W%20910K"</text:p>
          </table:table-cell>
          <table:table-cell table:number-columns-repeated="1001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370</text:p>
          </table:table-cell>
          <table:table-cell office:value-type="string">
            <text:p>SEARCH=1/4W%202,2M"</text:p>
          </table:table-cell>
          <table:table-cell table:number-columns-repeated="1001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426</text:p>
          </table:table-cell>
          <table:table-cell office:value-type="string">
            <text:p>SEARCH=1/4W%204,7M"</text:p>
          </table:table-cell>
          <table:table-cell table:number-columns-repeated="1001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string">
            <text:p>0204/7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7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string">
            <text:p>DO41-10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726</text:p>
          </table:table-cell>
          <table:table-cell office:value-type="string">
            <text:p>SEARCH=1N%204004"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998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string">
            <text:p>DO41-7.6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41850</text:p>
          </table:table-cell>
          <table:table-cell office:value-type="string">
            <text:p>SEARCH=1N%205819"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998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string">
            <text:p>DIL08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"https://www.reichelt.com/index.html?ACTION=3</text:p>
          </table:table-cell>
          <table:table-cell office:value-type="string">
            <text:p>ARTICLE=23435</text:p>
          </table:table-cell>
          <table:table-cell office:value-type="string">
            <text:p>SEARCH=%C2%B5A%20741%20DIP"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998"/>
        </table:table-row>
        <table:table-row table:style-name="ro1">
          <table:table-cell office:value-type="string">
            <text:p>IC15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string">
            <text:p>DIL08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21556</text:p>
          </table:table-cell>
          <table:table-cell office:value-type="string">
            <text:p>SEARCH=TL%20072%20DIP"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998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string">
            <text:p>C050-050X075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7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string">
            <text:p>C050-030X075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string">
            <text:p>C050-030X075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string">
            <text:p>C050-030X075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string">
            <text:p>C050-030X075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4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38</text:p>
          </table:table-cell>
          <table:table-cell office:value-type="string">
            <text:p>SEARCH=MKS-2%2022N"</text:p>
          </table:table-cell>
          <table:table-cell table:number-columns-repeated="1001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1</text:p>
          </table:table-cell>
          <table:table-cell office:value-type="string">
            <text:p>SEARCH=MKS-2%2033N"</text:p>
          </table:table-cell>
          <table:table-cell table:number-columns-repeated="1001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6</text:p>
          </table:table-cell>
          <table:table-cell office:value-type="string">
            <text:p>SEARCH=MKS-2%2068N"</text:p>
          </table:table-cell>
          <table:table-cell table:number-columns-repeated="1001"/>
        </table:table-row>
        <table:table-row table:style-name="ro1">
          <table:table-cell office:value-type="string">
            <text:p>C56, C80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9</text:p>
          </table:table-cell>
          <table:table-cell office:value-type="string">
            <text:p>SEARCH=MKS-2-5%20100N"</text:p>
          </table:table-cell>
          <table:table-cell table:number-columns-repeated="1001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7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2334</text:p>
          </table:table-cell>
          <table:table-cell office:value-type="string">
            <text:p>SEARCH=MKS-2%20150N"</text:p>
          </table:table-cell>
          <table:table-cell table:number-columns-repeated="1001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37</text:p>
          </table:table-cell>
          <table:table-cell office:value-type="string">
            <text:p>SEARCH=MKS-2%20220N"</text:p>
          </table:table-cell>
          <table:table-cell table:number-columns-repeated="1001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string">
            <text:p>C050-030X075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12341</text:p>
          </table:table-cell>
          <table:table-cell office:value-type="string">
            <text:p>SEARCH=MKS-2%2033N"</text:p>
          </table:table-cell>
          <table:table-cell table:number-columns-repeated="1001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string">
            <text:p>1X02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string">
            <text:p>PAK100/2500-10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string">
            <text:p>E2,5-5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42396</text:p>
          </table:table-cell>
          <table:table-cell office:value-type="string">
            <text:p>SEARCH=RAD%20105%202,2/100"</text:p>
          </table:table-cell>
          <table:table-cell table:number-columns-repeated="1001"/>
        </table:table-row>
        <table:table-row table:style-name="ro1">
          <table:table-cell office:value-type="string">
            <text:p>C41, C43, C48, C52, C59, C68, C70, C74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string">
            <text:p>E2,5-5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3"/>
        </table:table-row>
        <table:table-row table:style-name="ro1">
          <table:table-cell office:value-type="string">
            <text:p>C7, C9, C11, C12, C20, C22, C34, C35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string">
            <text:p>E2,5-6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100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RAD-10-100/3/index.html?&amp;ACTION=3&amp;LA=446&amp;ARTICLE=15097&amp;artnr=RAD+10%2F100&amp;SEARCH=RAD+10%2F100</text:p>
          </table:table-cell>
          <table:table-cell table:number-columns-repeated="1003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string">
            <text:p>E2,5-6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3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string">
            <text:p>E2,5-6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3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string">
            <text:p>E2,5-6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7-ECA-1AM101I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com/ProductDetail/Panasonic/ECA-1AM101I/?qs=%2fha2pyFadugQN%252bRSjbzBlnwZlhO189hvylDsVEvhPPsrfBYJbXBH0g%3d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3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string">
            <text:p>E2,5-6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67-ECA-1CM100I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com/ProductDetail/Panasonic/ECA-1CM100I/?qs=%2fha2pyFadugQN%252bRSjbzBlljPohcTAggbLskIDbFjivKUftwMZ3%252b3bw%3d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3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string">
            <text:p>E2,5-5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"https://www.reichelt.com/index.html?ACTION=3</text:p>
          </table:table-cell>
          <table:table-cell office:value-type="string">
            <text:p>ARTICLE=20357</text:p>
          </table:table-cell>
          <table:table-cell office:value-type="string">
            <text:p>SEARCH=TANTAL%206,8/16"</text:p>
          </table:table-cell>
          <table:table-cell table:number-columns-repeated="1001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string">
            <text:p>E2,5-5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3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string">
            <text:p>TO92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3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string">
            <text:p>TO92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string">
            <text:p>TO92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string">
            <text:p>TO92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string">
            <text:p>TO92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string">
            <text:p>TO92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string">
            <text:p>TO92-BC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string">
            <text:p>TO92-BCE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7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string">
            <text:p>TO92-BCE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string">
            <text:p>TO92-BC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string">
            <text:p>TO92-CBE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office:value-type="string">
            <text:p>610-2N4401 (2N4401)</text:p>
          </table:table-cell>
          <table:table-cell office:value-type="string">
            <text:p>1653588 (2N4401)</text:p>
          </table:table-cell>
          <table:table-cell table:number-columns-repeated="4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/>
          <table:table-cell office:value-type="string">
            <text:p>http://www.mouser.com/ProductDetail/Central-Semiconductor/2N4401/?qs=%2fha2pyFaduhBI66z8kNzIVEwjKuJ%252bnUH4l53H76MHRznPaAM8TkwHw%3d%3d</text:p>
          </table:table-cell>
          <table:table-cell office:value-type="string">
            <text:p>http://fr.farnell.com/fairchild-semiconductor/2n4401bu/transistor-npn/dp/1653588</text:p>
          </table:table-cell>
          <table:table-cell table:number-columns-repeated="4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999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string">
            <text:p>TO92-EBC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string">
            <text:p>TO71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8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string">
            <text:p>C050-055X075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3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string">
            <text:p>C050-055X075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office:value-type="string">
            <text:p>ARTICLE=12342</text:p>
          </table:table-cell>
          <table:table-cell office:value-type="string">
            <text:p>SEARCH=MKS-2%204,7%C2%B5"</text:p>
          </table:table-cell>
          <table:table-cell table:number-columns-repeated="1001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string">
            <text:p>RTRIMT93YA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5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string">
            <text:p>RTRIMT93YA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4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string">
            <text:p>RTRIMT93YA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4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string">
            <text:p>RTRIMT93YA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3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string">
            <text:p>RTRIMT93YA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5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string">
            <text:p>RTRIMT93YA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3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string">
            <text:p>RTRIMT93YA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3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string">
            <text:p>22-23-2041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0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string">
            <text:p>22-23-2051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0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00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00:44:47</dc:date>
    <dc:creator>Julien Delgoulet</dc:creator>
    <meta:generator>OpenOffice/4.1.2$Unix OpenOffice.org_project/412m3$Build-9782</meta:generator>
    <meta:editing-duration>PT1M13S</meta:editing-duration>
    <meta:editing-cycles>1</meta:editing-cycles>
    <meta:document-statistic meta:table-count="1" meta:cell-count="2059" meta:object-count="0"/>
  </office:meta>
</office:document-meta>
</file>